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.282cm" style:contextual-spacing="true" fo:text-align="justify" style:justify-single-word="false" fo:text-indent="1cm" style:auto-text-indent="false" style:page-number="auto" fo:background-color="transparent"/>
      <style:text-properties style:font-name="Arial" fo:font-size="12pt" fo:font-weight="bold" officeooo:rsid="001e3799" officeooo:paragraph-rsid="001e3799" style:font-size-asian="10.5pt" style:font-weight-asian="bold" style:font-size-complex="12pt" style:font-weight-complex="bold"/>
    </style:style>
    <style:style style:name="P2" style:family="paragraph" style:parent-style-name="List_20_Paragraph">
      <loext:graphic-properties draw:fill="none"/>
      <style:paragraph-properties fo:margin-left="0cm" fo:margin-right="0cm" fo:margin-top="0cm" fo:margin-bottom="0.282cm" style:contextual-spacing="true" fo:text-align="justify" style:justify-single-word="false" fo:text-indent="1cm" style:auto-text-indent="false" fo:background-color="transparent"/>
      <style:text-properties style:font-name="Arial" fo:font-size="12pt" fo:font-weight="bold" officeooo:rsid="001e3799" officeooo:paragraph-rsid="001e3799" style:font-size-asian="10.5pt" style:font-weight-asian="bold" style:font-size-complex="12pt" style:font-weight-complex="bold"/>
    </style:style>
    <style:style style:name="P3" style:family="paragraph" style:parent-style-name="List_20_Paragraph">
      <loext:graphic-properties draw:fill="none"/>
      <style:paragraph-properties fo:margin-left="0cm" fo:margin-right="0cm" fo:margin-top="0cm" fo:margin-bottom="0.282cm" style:contextual-spacing="true" fo:text-align="justify" style:justify-single-word="false" fo:text-indent="0cm" style:auto-text-indent="false" fo:background-color="transparent"/>
      <style:text-properties style:font-name="Arial" fo:font-size="12pt" fo:font-weight="bold" officeooo:rsid="001e3799" officeooo:paragraph-rsid="001e3799" style:font-size-asian="10.5pt" style:font-weight-asian="bold" style:font-size-complex="12pt" style:font-weight-complex="bold"/>
    </style:style>
    <style:style style:name="P4" style:family="paragraph" style:parent-style-name="List_20_Paragraph">
      <loext:graphic-properties draw:fill="none"/>
      <style:paragraph-properties fo:margin-left="0cm" fo:margin-right="0cm" fo:margin-top="0cm" fo:margin-bottom="0.282cm" style:contextual-spacing="true" fo:text-align="justify" style:justify-single-word="false" fo:text-indent="0cm" style:auto-text-indent="false" fo:background-color="transparent"/>
      <style:text-properties style:font-name="Arial" fo:font-size="12pt" fo:font-weight="bold" officeooo:rsid="001eeaa5" officeooo:paragraph-rsid="001eeaa5" style:font-size-asian="10.5pt" style:font-weight-asian="bold" style:font-size-complex="12pt" style:font-weight-complex="bold"/>
    </style:style>
    <style:style style:name="P5" style:family="paragraph" style:parent-style-name="List_20_Paragraph">
      <loext:graphic-properties draw:fill="none"/>
      <style:paragraph-properties fo:margin-left="0cm" fo:margin-right="0cm" fo:margin-top="0cm" fo:margin-bottom="0.282cm" style:contextual-spacing="true" fo:text-align="justify" style:justify-single-word="false" fo:text-indent="0cm" style:auto-text-indent="false" fo:background-color="transparent"/>
      <style:text-properties style:font-name="Arial" fo:font-size="12pt" fo:font-weight="normal" officeooo:rsid="001eeaa5" officeooo:paragraph-rsid="001eeaa5" style:font-size-asian="10.5pt" style:font-weight-asian="normal" style:font-size-complex="12pt" style:font-weight-complex="normal"/>
    </style:style>
    <style:style style:name="P6" style:family="paragraph" style:parent-style-name="List_20_Paragraph" style:master-page-name="">
      <loext:graphic-properties draw:fill="none"/>
      <style:paragraph-properties fo:margin-left="0cm" fo:margin-right="0cm" fo:margin-top="0cm" fo:margin-bottom="0.282cm" style:contextual-spacing="true" fo:text-align="justify" style:justify-single-word="false" fo:text-indent="1.101cm" style:auto-text-indent="false" style:page-number="auto" fo:background-color="transparent"/>
      <style:text-properties style:font-name="Arial" fo:font-size="12pt" fo:font-weight="normal" officeooo:rsid="001e3799" officeooo:paragraph-rsid="001e3799" style:font-size-asian="10.5pt" style:font-weight-asian="normal" style:font-size-complex="12pt" style:font-weight-complex="normal"/>
    </style:style>
    <style:style style:name="P7" style:family="paragraph" style:parent-style-name="List_20_Paragraph">
      <loext:graphic-properties draw:fill="none"/>
      <style:paragraph-properties fo:margin-left="0cm" fo:margin-right="0cm" fo:margin-top="0cm" fo:margin-bottom="0.282cm" style:contextual-spacing="true" fo:text-align="justify" style:justify-single-word="false" fo:text-indent="1.101cm" style:auto-text-indent="false" fo:background-color="transparent"/>
      <style:text-properties style:font-name="Arial" fo:font-size="12pt" fo:font-weight="normal" officeooo:rsid="001e3799" officeooo:paragraph-rsid="001e3799" style:font-size-asian="10.5pt" style:font-weight-asian="normal" style:font-size-complex="12pt" style:font-weight-complex="normal"/>
    </style:style>
    <style:style style:name="P8" style:family="paragraph" style:parent-style-name="List_20_Paragraph">
      <loext:graphic-properties draw:fill="none"/>
      <style:paragraph-properties fo:margin-left="0cm" fo:margin-right="0cm" fo:margin-top="0cm" fo:margin-bottom="0.282cm" style:contextual-spacing="true" fo:text-align="justify" style:justify-single-word="false" fo:text-indent="1.101cm" style:auto-text-indent="false" fo:background-color="transparent"/>
      <style:text-properties style:font-name="Arial" fo:font-size="12pt" fo:font-weight="normal" officeooo:rsid="001e3799" officeooo:paragraph-rsid="001eeaa5" style:font-size-asian="10.5pt" style:font-weight-asian="normal" style:font-size-complex="12pt" style:font-weight-complex="normal"/>
    </style:style>
    <style:style style:name="P9" style:family="paragraph" style:parent-style-name="List_20_Paragraph">
      <loext:graphic-properties draw:fill="none"/>
      <style:paragraph-properties fo:margin-left="0cm" fo:margin-right="0cm" fo:margin-top="0cm" fo:margin-bottom="0.282cm" style:contextual-spacing="true" fo:text-align="justify" style:justify-single-word="false" fo:text-indent="1.101cm" style:auto-text-indent="false" fo:background-color="transparent"/>
      <style:text-properties style:font-name="Arial" fo:font-size="12pt" fo:font-weight="normal" officeooo:rsid="001e3799" officeooo:paragraph-rsid="002102dc" style:font-size-asian="10.5pt" style:font-weight-asian="normal" style:font-size-complex="12pt" style:font-weight-complex="normal"/>
    </style:style>
    <style:style style:name="P10" style:family="paragraph" style:parent-style-name="List_20_Paragraph">
      <loext:graphic-properties draw:fill="none"/>
      <style:paragraph-properties fo:margin-left="0cm" fo:margin-right="0cm" fo:margin-top="0cm" fo:margin-bottom="0.282cm" style:contextual-spacing="true" fo:text-align="justify" style:justify-single-word="false" fo:text-indent="1.101cm" style:auto-text-indent="false" fo:background-color="transparent"/>
      <style:text-properties style:font-name="Arial" fo:font-size="12pt" fo:font-weight="normal" officeooo:rsid="001f8284" officeooo:paragraph-rsid="001f8284" style:font-size-asian="10.5pt" style:font-weight-asian="normal" style:font-size-complex="12pt" style:font-weight-complex="normal"/>
    </style:style>
    <style:style style:name="P11" style:family="paragraph" style:parent-style-name="List_20_Paragraph">
      <loext:graphic-properties draw:fill="none"/>
      <style:paragraph-properties fo:margin-left="0cm" fo:margin-right="0cm" fo:margin-top="0cm" fo:margin-bottom="0.282cm" style:contextual-spacing="true" fo:text-align="justify" style:justify-single-word="false" fo:text-indent="1.101cm" style:auto-text-indent="false" fo:background-color="transparent"/>
      <style:text-properties style:font-name="Arial" fo:font-size="12pt" fo:font-weight="normal" officeooo:rsid="001f8284" officeooo:paragraph-rsid="002102dc" style:font-size-asian="10.5pt" style:font-weight-asian="normal" style:font-size-complex="12pt" style:font-weight-complex="normal"/>
    </style:style>
    <style:style style:name="P12" style:family="paragraph" style:parent-style-name="List_20_Paragraph">
      <loext:graphic-properties draw:fill="none"/>
      <style:paragraph-properties fo:margin-left="0cm" fo:margin-right="0cm" fo:margin-top="0cm" fo:margin-bottom="0.282cm" style:contextual-spacing="true" fo:text-align="justify" style:justify-single-word="false" fo:text-indent="1.101cm" style:auto-text-indent="false" fo:background-color="transparent"/>
      <style:text-properties style:font-name="Arial" fo:font-size="12pt" fo:font-weight="normal" officeooo:rsid="001f86a5" officeooo:paragraph-rsid="0021b05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6pt" fo:font-weight="bold" officeooo:rsid="001e3799" officeooo:paragraph-rsid="001e3799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6pt" fo:font-weight="bold" officeooo:rsid="001e3799" officeooo:paragraph-rsid="001e3799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bold" officeooo:rsid="001e3799" officeooo:paragraph-rsid="001e3799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eeaa5"/>
    </style:style>
    <style:style style:name="T3" style:family="text">
      <style:text-properties officeooo:rsid="001f828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8284" style:font-weight-asian="bold" style:font-weight-complex="bold"/>
    </style:style>
    <style:style style:name="T6" style:family="text">
      <style:text-properties officeooo:rsid="001f86a5"/>
    </style:style>
    <style:style style:name="T7" style:family="text">
      <style:text-properties officeooo:rsid="002102dc"/>
    </style:style>
    <style:style style:name="T8" style:family="text">
      <style:text-properties officeooo:rsid="0021b0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xercício 2 </text:p>
      <text:p text:style-name="P14"/>
      <text:p text:style-name="P15">Descrição do problema:</text:p>
      <text:p text:style-name="P15"/>
      <text:list xml:id="list2498720573" text:style-name="WWNum1">
        <text:list-header>
          <text:p text:style-name="P1"><text:s/><text:tab/><text:span text:style-name="T1">Dada a String “str”, implementar um algoritmo que receba “str” como entrada e retorne “1” caso todos os parênteses estejam corretamente balanceados e retorne “0” caso contrário. Caso “str” não contenha parênteses, retornar 1.</text:span></text:p>
        </text:list-header>
      </text:list>
      <text:p text:style-name="P2"><text:span text:style-name="T1"/></text:p>
      <text:p text:style-name="P2"><text:span text:style-name="T1"/></text:p>
      <text:p text:style-name="P3">Descrição da solução: </text:p>
      <text:p text:style-name="P3"/>
      <text:p text:style-name="P6">Para solucionar esse problema dividir o mesmo nas seguintes partes:</text:p>
      <text:p text:style-name="P7"/>
      <text:p text:style-name="P7">1° É preciso pausar o programa para o usuário conseguir enxergar o que é pedido na tela;</text:p>
      <text:p text:style-name="P9">2° É necessário saber se há <text:span text:style-name="T2">ou não um ou mais</text:span> par<text:span text:style-name="T2">es</text:span> de <text:span text:style-name="T6">parênteses</text:span> na frase digitada pelo usuário. Nesse caso um <text:span text:style-name="T6">parêntese</text:span> ‘(‘ e outro ‘)’ <text:s/><text:span text:style-name="T2">ou ‘((‘ e outros ‘))’ e, assim </text:span><text:span text:style-name="T7">por</text:span><text:span text:style-name="T2"> diante</text:span>;</text:p>
      <text:p text:style-name="P8">3° Temos que nos certificar se na frase <text:span text:style-name="T2">o caractere </text:span>‘)’ está aparecendo antes do ‘(‘, como no exemplo a seguir: “João mora com sua mãe) Rosa(.”. </text:p>
      <text:p text:style-name="P8"><text:span text:style-name="T2">Se os </text:span><text:span text:style-name="T7">parênteses</text:span><text:span text:style-name="T2"> não estiverem balanceados na frase digitada, teremos o resultado “0”.</text:span></text:p>
      <text:p text:style-name="P8"/>
      <text:p text:style-name="P8"/>
      <text:p text:style-name="P4">Resolução:</text:p>
      <text:p text:style-name="P4"/>
      <text:p text:style-name="P10">Na 1ª parte temos uma função que recebe o número de segundo<text:span text:style-name="T7">s</text:span> d<text:span text:style-name="T7">e</text:span> pausa, converte para milissegundos <text:span text:style-name="T6">e depois decrementa esses milissegundos até que eles cheguem a zero.</text:span></text:p>
      <text:p text:style-name="P5"><text:s/><text:tab/>Na <text:span text:style-name="T3">2</text:span>ª parte foi feita uma função que lê a frase digitada e posteriormente, conta quanto caracteres ‘(‘ e quantos caracteres ‘)’ existe na frase, depois compara quantidade dos dois. <text:span text:style-name="T7">S</text:span>e <text:span text:style-name="T3">os dois forem iguais é atribuído o valor “1” a uma variável “</text:span><text:span text:style-name="T5">res1</text:span><text:span text:style-name="T3">”, no caso da quantidade ser diferente é atribuído o valor “0” a variável “</text:span><text:span text:style-name="T5">res1</text:span><text:span text:style-name="T3">”.</text:span></text:p>
      <text:p text:style-name="P11">Na 3ª parte é feita a mesma contagem da <text:span text:style-name="T7">segunda</text:span> e é guardado o índice do último caractere ‘(‘ e do último caractere ‘)’, depois é comparado o valor dos dois, para vermos quem vem antes e quem vem depois. No caso do caractere ‘)’ ter um valor maior que o ‘(‘, está correto, <text:span text:style-name="T8">pois em uma frase escrita corretamente sempre o “)” vira depois do “(“.</text:span> <text:span text:style-name="T8">Quando isso acontece</text:span> a variável “<text:span text:style-name="T4">res2</text:span>” recebe o valor de “1”, caso contrário recebe “0”.</text:p>
      <text:p text:style-name="P12">Na parte final utilizamos os resultados de “<text:span text:style-name="T4">res1</text:span>” e “<text:span text:style-name="T4">res2</text:span>” para fazer <text:span text:style-name="T8">a seguinte</text:span> lógica:</text:p>
      <text:p text:style-name="P12">Se “<text:span text:style-name="T4">res1</text:span>” e “<text:span text:style-name="T4">res2</text:span>” forem iguais a “1”, quer dizer que está tudo certo <text:span text:style-name="T8">(há uma quantidade par de parênteses e o “)” vem depois do “(“)</text:span>, então, é impresso na tela o número “1”. Já se “<text:span text:style-name="T4">res1</text:span>” ou “<text:span text:style-name="T4">res2</text:span>” for igual a “0”, então, <text:span text:style-name="T8">é </text:span>impresso na tela o valor de “0”, indicando que a maneira com que os parênteses estão escritos na frase está incorret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8:01:51.109000000</meta:creation-date>
    <dc:date>2022-09-14T19:04:44.235000000</dc:date>
    <meta:editing-duration>PT5M50S</meta:editing-duration>
    <meta:editing-cycles>1</meta:editing-cycles>
    <meta:document-statistic meta:table-count="0" meta:image-count="0" meta:object-count="0" meta:page-count="1" meta:paragraph-count="15" meta:word-count="396" meta:character-count="2222" meta:non-whitespace-character-count="1833"/>
    <meta:generator>LibreOffice/7.1.2.2$Windows_X86_64 LibreOffice_project/8a45595d069ef5570103caea1b71cc9d82b2aae4</meta:generator>
  </office:meta>
</office:document-meta>
</file>